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Segoe UI" style:font-name-complex="Segoe UI" fo:font-weight="bold" style:font-weight-asian="bold" style:font-weight-complex="bold" fo:color="#0D0D0D" fo:background-color="#FFFFFF"/>
    </style:style>
    <style:style style:name="P2" style:parent-style-name="Normal" style:family="paragraph">
      <style:paragraph-properties fo:border="0.0034in solid #E3E3E3" fo:padding-top="0in" fo:padding-left="0.0694in" fo:padding-bottom="0in" fo:padding-right="0in" style:shadow="none" fo:margin-top="0in" fo:margin-bottom="0in" fo:background-color="#FFFFFF"/>
    </style:style>
    <style:style style:name="T3" style:parent-style-name="DefaultParagraphFont" style:family="text">
      <style:text-properties style:font-name="Segoe UI" style:font-name-complex="Segoe UI" fo:color="#0D0D0D" fo:background-color="#FFFF00"/>
    </style:style>
    <style:style style:name="T4" style:parent-style-name="DefaultParagraphFont" style:family="text">
      <style:text-properties style:font-name="Segoe UI" style:font-name-complex="Segoe UI" fo:color="#0D0D0D" fo:background-color="#FFFFFF"/>
    </style:style>
    <style:style style:name="P5" style:parent-style-name="Normal" style:family="paragraph">
      <style:paragraph-properties fo:border="0.0034in solid #E3E3E3" fo:padding-top="0in" fo:padding-left="0.0694in" fo:padding-bottom="0in" fo:padding-right="0in" style:shadow="none" fo:margin-top="0in" fo:margin-bottom="0in" fo:background-color="#FFFFFF"/>
      <style:text-properties style:font-name="Segoe UI" style:font-name-asian="Times New Roman" style:font-name-complex="Segoe UI" fo:color="#0D0D0D" fo:font-size="12pt" style:font-size-asian="12pt" style:language-asian="ja" style:country-asian="JP"/>
    </style:style>
    <style:style style:name="P6" style:parent-style-name="Normal" style:family="paragraph">
      <style:paragraph-properties fo:border="0.0034in solid #E3E3E3" fo:padding-top="0in" fo:padding-left="0.0694in" fo:padding-bottom="0in" fo:padding-right="0in" style:shadow="none" fo:margin-top="0in" fo:margin-bottom="0in" fo:background-color="#FFFFFF"/>
    </style:style>
    <style:style style:name="T7" style:parent-style-name="DefaultParagraphFont" style:family="text">
      <style:text-properties style:font-name="Segoe UI" style:font-name-asian="Times New Roman" style:font-name-complex="Segoe UI" fo:color="#0D0D0D" fo:font-size="12pt" style:font-size-asian="12pt" fo:background-color="#FFFF00" style:language-asian="ja" style:country-asian="JP"/>
    </style:style>
    <style:style style:name="T8" style:parent-style-name="DefaultParagraphFont" style:family="text">
      <style:text-properties style:font-name="Segoe UI" style:font-name-asian="Times New Roman" style:font-name-complex="Segoe UI" fo:color="#0D0D0D" fo:font-size="12pt" style:font-size-asian="12pt" style:language-asian="ja" style:country-asian="JP"/>
    </style:style>
    <style:style style:name="T9" style:parent-style-name="DefaultParagraphFont" style:family="text">
      <style:text-properties style:font-name="Segoe UI" style:font-name-complex="Segoe UI" fo:color="#0D0D0D" fo:background-color="#FFFFFF"/>
    </style:style>
    <style:style style:name="P10" style:parent-style-name="Normal" style:family="paragraph">
      <style:paragraph-properties fo:border="0.0034in solid #E3E3E3" fo:padding-top="0in" fo:padding-left="0.0694in" fo:padding-bottom="0in" fo:padding-right="0in" style:shadow="none" fo:margin-top="0in" fo:margin-bottom="0in" fo:margin-left="0.25in" fo:background-color="#FFFFFF">
        <style:tab-stops/>
      </style:paragraph-properties>
      <style:text-properties style:font-name="Segoe UI" style:font-name-asian="Times New Roman" style:font-name-complex="Segoe UI" fo:color="#0D0D0D" fo:font-size="12pt" style:font-size-asian="12pt" style:language-asian="ja" style:country-asian="JP"/>
    </style:style>
    <style:style style:name="P11" style:parent-style-name="Normal" style:family="paragraph">
      <style:paragraph-properties fo:border="0.0034in solid #E3E3E3" fo:padding-top="0in" fo:padding-left="0.0694in" fo:padding-bottom="0in" fo:padding-right="0in" style:shadow="none" fo:margin-top="0in" fo:margin-bottom="0in" fo:background-color="#FFFFFF"/>
    </style:style>
    <style:style style:name="T12" style:parent-style-name="DefaultParagraphFont" style:family="text">
      <style:text-properties style:font-name="Segoe UI" style:font-name-asian="Times New Roman" style:font-name-complex="Segoe UI" fo:color="#0D0D0D" fo:font-size="12pt" style:font-size-asian="12pt" fo:background-color="#FFFF00" style:language-asian="ja" style:country-asian="JP"/>
    </style:style>
    <style:style style:name="T13" style:parent-style-name="DefaultParagraphFont" style:family="text">
      <style:text-properties style:font-name="Segoe UI" style:font-name-asian="Times New Roman" style:font-name-complex="Segoe UI" fo:color="#0D0D0D" fo:font-size="12pt" style:font-size-asian="12pt" style:language-asian="ja" style:country-asian="JP"/>
    </style:style>
    <style:style style:name="T14" style:parent-style-name="DefaultParagraphFont" style:family="text">
      <style:text-properties style:font-name="Segoe UI" style:font-name-complex="Segoe UI" fo:color="#0D0D0D" fo:background-color="#FFFFFF"/>
    </style:style>
    <style:style style:name="P15" style:parent-style-name="Normal" style:family="paragraph">
      <style:paragraph-properties fo:border="0.0034in solid #E3E3E3" fo:padding-top="0in" fo:padding-left="0.0694in" fo:padding-bottom="0in" fo:padding-right="0in" style:shadow="none" fo:margin-top="0in" fo:margin-bottom="0in" fo:background-color="#FFFFFF"/>
      <style:text-properties style:font-name="Segoe UI" style:font-name-asian="Times New Roman" style:font-name-complex="Segoe UI" fo:color="#0D0D0D" fo:font-size="12pt" style:font-size-asian="12pt" style:language-asian="ja" style:country-asian="JP"/>
    </style:style>
    <style:style style:name="P16" style:parent-style-name="Normal" style:family="paragraph">
      <style:paragraph-properties fo:border="0.0034in solid #E3E3E3" fo:padding-top="0in" fo:padding-left="0.0694in" fo:padding-bottom="0in" fo:padding-right="0in" style:shadow="none" fo:margin-top="0in" fo:margin-bottom="0in" fo:background-color="#FFFFFF"/>
    </style:style>
    <style:style style:name="T17" style:parent-style-name="DefaultParagraphFont" style:family="text">
      <style:text-properties style:font-name="Segoe UI" style:font-name-complex="Segoe UI" fo:color="#0D0D0D" fo:background-color="#FFFF00"/>
    </style:style>
    <style:style style:name="T18" style:parent-style-name="DefaultParagraphFont" style:family="text">
      <style:text-properties style:font-name="Segoe UI" style:font-name-complex="Segoe UI" fo:color="#0D0D0D" fo:background-color="#FFFFFF"/>
    </style:style>
    <style:style style:name="T19" style:parent-style-name="DefaultParagraphFont" style:family="text">
      <style:text-properties style:font-name="Segoe UI" style:font-name-asian="Times New Roman" style:font-name-complex="Segoe UI" fo:color="#0D0D0D" fo:font-size="12pt" style:font-size-asian="12pt" style:language-asian="ja" style:country-asian="JP"/>
    </style:style>
    <style:style style:name="P20" style:parent-style-name="Normal" style:family="paragraph">
      <style:paragraph-properties fo:border="0.0034in solid #E3E3E3" fo:padding="0in" style:shadow="none" fo:margin-top="0.2083in" fo:margin-bottom="0in" fo:background-color="#FFFFFF"/>
    </style:style>
    <style:style style:name="T21" style:parent-style-name="DefaultParagraphFont" style:family="text">
      <style:text-properties style:font-name="Segoe UI" style:font-name-asian="Times New Roman" style:font-name-complex="Segoe UI" fo:color="#0D0D0D" fo:font-size="12pt" style:font-size-asian="12pt" fo:background-color="#FFFF00" style:language-asian="ja" style:country-asian="JP"/>
    </style:style>
    <style:style style:name="T22" style:parent-style-name="DefaultParagraphFont" style:family="text">
      <style:text-properties style:font-name="Segoe UI" style:font-name-asian="Times New Roman" style:font-name-complex="Segoe UI" fo:color="#0D0D0D" fo:font-size="12pt" style:font-size-asian="12pt" style:language-asian="ja" style:country-asian="JP"/>
    </style:style>
  </office:automatic-styles>
  <office:body>
    <office:text text:use-soft-page-breaks="true">
      <text:p text:style-name="P1">gehen Sie in Ihrer Dokumentation bitte genauer auf den Punkt "Datenextraktion von den Webseiten der Lieferanten" ein. Warum wurde sich für diesen Weg entschieden und warum nicht für eine definiertere Kommunikation über z.B. Schnittstellen? was kann ich dazu sagen??</text:p>
      <text:p text:style-name="P2"><text:span text:style-name="T3">Intro</text:span><text:span text:style-name="T4">: Eine präzisere Kommunikation über Schnittstellen oder APIs stellt oft eine verlockende Option für die Extraktion von Daten von Webseiten dar. Im ersten Abschnitt werden wir erkunden, was diesen Ansatz besonders attraktiv macht. Anschließend werden wir die potenziellen Herausforderungen betrachten, die sich dabei ergeben können. Im dritten Abschnitt teile ich meine persönlichen Erfahrungen und Einsichten zu diesem Thema.</text:span></text:p>
      <text:p text:style-name="P5"/>
      <text:p text:style-name="P6"><text:span text:style-name="T7">Vorteile einer definierteren Kommunikation über Schnittstellen</text:span><text:span text:style-name="T8">:<text:s/></text:span><text:span text:style-name="T9">Die Nutzung von Schnittstellen oder APIs bietet klare Vorteile. Erstens ermöglichen sie eine standardisierte und strukturierte Datenübertragung, wodurch die Integration mit den Systemen der Lieferanten erheblich vereinfacht wird. Zweitens kann die direkte Anbindung an die Systeme der Lieferanten die Aktualität und Zuverlässigkeit der Daten verbessern, da sie in Echtzeit abgerufen werden können. Drittens ermöglicht die Verwendung von Schnittstellen eine effizientere und automatisierte Datenübertragung, was Zeit und Ressourcen spart. Darüber hinaus erfordert dieser Ansatz keine Programmierung und kann schnell implementiert werden. Zudem stehen dem Kunden Online-Hilfe und Support zur Verfügung, um den Integrationsprozess weiter zu erleichtern.</text:span></text:p>
      <text:p text:style-name="P10"/>
      <text:p text:style-name="P11"><text:span text:style-name="T12">Nachteile einer definierteren Kommunikation über Schnittstellen:</text:span><text:span text:style-name="T13"><text:s/></text:span><text:span text:style-name="T14">Trotz der Vorteile können bei der Verwendung von Schnittstellen auch potenzielle Nachteile auftreten. Erstens kann die Integration mit verschiedenen Lieferanten aufgrund der Notwendigkeit individueller Anpassungen für jede Schnittstelle komplex und zeitaufwändig sein. Zweitens sind Schnittstellen möglicherweise nicht immer verfügbar oder bieten nicht alle benötigten Daten an, was zu Lücken in den Produktinformationen führen kann. Darüber hinaus erfordert die Nutzung von Schnittstellen auch Zeit und Ressourcen, um die Bedienung zu erlernen, geeignete Schnittstellen zu finden und diese zu testen, was den Integrationsprozess weiter verkomplizieren kann. Zudem besteht eine Abhängigkeit vom Kundenservice, wenn Probleme auftreten, was die Effizienz und den Betrieb der Integrationen beeinträchtigen kann.</text:span></text:p>
      <text:p text:style-name="P15"/>
      <text:p text:style-name="P16"><text:span text:style-name="T17">Meine eigene Meinung:</text:span><text:span text:style-name="T18"><text:s/>Ich sehe die Verwendung von Python und Web-Scraping-Bibliotheken wie BeautifulSoup und Selenium als eine effektive und kostengünstige Alternative zur Nutzung von Schnittstellen. Diese Methode ermöglicht eine flexible und anpassungsfähige Datenextraktion direkt von den Webseiten der Lieferanten. Durch die Entwicklung eigener Skripte habe ich die Kontrolle über den Extraktionsprozess und kann schnell auf Änderungen oder Probleme reagieren. Darüber hinaus können wir Kosten senken und eine effiziente Datenintegration sicherstellen. Datenextraktion mittels Web-Scraping stellt keine große Herausforderung dar, und selbst wenn es einmal schwierig wird, bietet es die Möglichkeit, neue Fähigkeiten zu erlernen und den eigenen Wissensschatz zu erweitern</text:span><text:span text:style-name="T19">. Und es macht unheimlich viel Spaß.</text:span></text:p>
      <text:soft-page-break/>
      <text:p text:style-name="P20"><text:span text:style-name="T21">Schlussatz</text:span><text:span text:style-name="T22">: Insgesamt bieten sowohl die Nutzung definierter Schnittstellen als auch die Datenextraktion mit Python verschiedene Vor- und Nachteile. Die Wahl des geeigneten Ansatzes hängt von den spezifischen Anforderungen des Projekts sowie von Faktoren wie Kosten, Flexibilität und Kontrolle, und persönlichen Präferenzen ab. Eine kontinuierliche Bewertung und Anpassung dieser Methoden im Verlauf des Projekts ist jedoch entscheidend, um sicherzustellen, dass sie den sich ändernden Anforderungen und Gegebenheiten gerecht werden. Ich bin mit der Nutzung von Python für diesen Projekt sehr zufrieden.</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paragraph-properties fo:margin-top="0.0694in" fo:margin-bottom="0.1666in" fo:line-height="100%"/>
      <style:text-properties style:font-name="Arial" style:font-name-asian="Calibri" fo:color="#323E4F" style:letter-kerning="false" style:font-size-complex="12pt" fo:language="de" fo:country="DE" style:language-asian="en" style:country-asian="U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leterre, Gregory</meta:initial-creator>
    <dc:creator>Maleterre, Gregory</dc:creator>
    <meta:creation-date>2024-02-16T08:40:00Z</meta:creation-date>
    <dc:date>2024-02-16T08:40:00Z</dc:date>
    <meta:template xlink:href="Normal.dotm" xlink:type="simple"/>
    <meta:editing-cycles>2</meta:editing-cycles>
    <meta:editing-duration>PT0S</meta:editing-duration>
    <meta:document-statistic meta:page-count="2" meta:paragraph-count="7" meta:word-count="567" meta:character-count="3796" meta:row-count="26" meta:non-whitespace-character-count="3236"/>
  </office:meta>
</office:document-meta>
</file>